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 style:list-style-name="L2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draw:auto-grow-height="true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draw:auto-grow-height="true" fo:min-height="13.364cm"/>
    </style:style>
    <style:style style:name="pr6" style:family="presentation" style:parent-style-name="Somente_20_título-subtitle">
      <style:graphic-properties draw:fill-color="#ffffff" fo:min-height="17.437cm"/>
    </style:style>
    <style:style style:name="pr7" style:family="presentation" style:parent-style-name="Somente_20_título-subtitle">
      <style:graphic-properties draw:fill-color="#ffffff" fo:min-height="17.637cm"/>
    </style:style>
    <style:style style:name="pr8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80pt" style:font-size-asian="80pt" style:font-size-complex="8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 style:font-size-asian="80pt" style:font-size-complex="80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54pt" style:font-size-asian="54pt" style:font-size-complex="54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4pt" style:font-size-asian="54pt" style:font-size-complex="54pt"/>
    </style:style>
    <style:style style:name="P8" style:family="paragraph">
      <style:paragraph-properties fo:margin-top="0cm" fo:margin-bottom="0cm" fo:line-height="100%" style:punctuation-wrap="hanging" style:writing-mode="lr-tb"/>
      <style:text-properties fo:font-size="54pt" style:font-size-asian="54pt" style:font-size-complex="54pt" fo:hyphenate="false"/>
    </style:style>
    <style:style style:name="P9" style:family="paragraph">
      <loext:graphic-properties draw:fill-color="#ffffff"/>
      <style:text-properties fo:font-size="54pt" style:font-size-asian="54pt" style:font-size-complex="54pt"/>
    </style:style>
    <style:style style:name="P10" style:family="paragraph">
      <loext:graphic-properties draw:fill-color="#ffffff"/>
      <style:paragraph-properties fo:margin-top="0cm" fo:margin-bottom="0cm" fo:line-height="100%" style:punctuation-wrap="hanging" style:writing-mode="lr-tb"/>
      <style:text-properties fo:font-size="54pt" style:font-size-asian="54pt" style:font-size-complex="5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4.6cm" svg:height="4.877cm" svg:x="0.6cm" svg:y="5.918cm" presentation:class="title" presentation:user-transformed="true">
          <draw:text-box>
            <text:p text:style-name="P1"><text:span text:style-name="T1">Um Novo Endereço</text:span></text:p>
          </draw:text-box>
        </draw:frame>
        <draw:frame draw:name="Subtítulo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Anderson Fre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2T19"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Em breve voarei para as bodas do meu Rei</text:span><text:span text:style-name="T3"><text:line-break/></text:span><text:span text:style-name="T3">Não vou negociar com o mundo minha fé</text:span><text:span text:style-name="T3"><text:line-break/></text:span><text:span text:style-name="T3">Tão certo como Deus,</text:span><text:span text:style-name="T3"><text:line-break/></text:span><text:span text:style-name="T3">o dia chegar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Enquanto eu vivo aqui,</text:span><text:span text:style-name="T3"><text:line-break/></text:span><text:span text:style-name="T3">eu sinto o céu em mim </text:span><text:span text:style-name="T3"><text:line-break/></text:span><text:span text:style-name="T3">Mas a glória maior Deus reservou pra mim </text:span><text:span text:style-name="T3"><text:line-break/></text:span><text:span text:style-name="T3">No encontro triunfal,</text:span><text:span text:style-name="T3"><text:line-break/></text:span><text:span text:style-name="T3">no cerimon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2T19"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Vale pena ser fiel,</text:span><text:span text:style-name="T3"><text:line-break/></text:span><text:span text:style-name="T3">eu vou morar no céu,</text:span><text:span text:style-name="T3"><text:line-break/></text:span><text:span text:style-name="T3">eu não abro mão do céu,</text:span><text:span text:style-name="T3"><text:line-break/></text:span><text:span text:style-name="T3">meu destino é o cé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3T32">
        <draw:frame presentation:style-name="pr6" draw:text-style-name="P9" draw:layer="layout" svg:width="22.859cm" svg:height="17.437cm" svg:x="1.27cm" svg:y="0.763cm" presentation:class="subtitle" presentation:user-transformed="true">
          <draw:text-box>
            <text:p text:style-name="P8"><text:span text:style-name="T3">Deus vai me arrebatar,</text:span></text:p>
            <text:p text:style-name="P8"><text:span text:style-name="T3">com ele vou voar</text:span></text:p>
            <text:p text:style-name="P8"><text:span text:style-name="T3">Tenho um endereço novo, aqui não é o meu lugar </text:span><text:span text:style-name="T3"><text:line-break/></text:span><text:span text:style-name="T3">Tenho um endereço n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2T19">
        <office:forms form:automatic-focus="false" form:apply-design-mode="false"/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Vale pena ser fiel,</text:span><text:span text:style-name="T3"><text:line-break/></text:span><text:span text:style-name="T3">eu vou morar no céu,</text:span><text:span text:style-name="T3"><text:line-break/></text:span><text:span text:style-name="T3">eu não abro mão do céu,</text:span><text:span text:style-name="T3"><text:line-break/></text:span><text:span text:style-name="T3">meu destino é o cé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3T32">
        <draw:frame presentation:style-name="pr6" draw:text-style-name="P9" draw:layer="layout" svg:width="22.859cm" svg:height="17.437cm" svg:x="1.27cm" svg:y="0.763cm" presentation:class="subtitle" presentation:user-transformed="true">
          <draw:text-box>
            <text:p text:style-name="P8"><text:span text:style-name="T3">Deus vai me arrebatar,</text:span></text:p>
            <text:p text:style-name="P8"><text:span text:style-name="T3">com ele vou voar</text:span></text:p>
            <text:p text:style-name="P8"><text:span text:style-name="T3">Tenho um endereço novo, aqui não é o meu lugar </text:span><text:span text:style-name="T3"><text:line-break/></text:span><text:span text:style-name="T3">Tenho um endereço n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mente_20_título" presentation:presentation-page-layout-name="AL2T19"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Meu endereço é</text:span><text:span text:style-name="T3"><text:line-break/></text:span><text:span text:style-name="T3">na cidade de Deus</text:span><text:span text:style-name="T3"><text:line-break/></text:span><text:span text:style-name="T3">Em ruas de ouro eu vou caminhar, Estou imaginando a árvore da vida Em questão de tempo eu irei pra l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mente_20_título" presentation:presentation-page-layout-name="AL3T32">
        <draw:frame presentation:style-name="pr7" draw:text-style-name="P9" draw:layer="layout" svg:width="22.859cm" svg:height="17.637cm" svg:x="1.27cm" svg:y="0.763cm" presentation:class="subtitle" presentation:user-transformed="true">
          <draw:text-box>
            <text:p text:style-name="P8"><text:span text:style-name="T3">Meu endereço é</text:span></text:p>
            <text:p text:style-name="P8"><text:span text:style-name="T3">na cidade de Deus</text:span></text:p>
            <text:p text:style-name="P8"><text:span text:style-name="T3">O meu passaporte eu já conquistei Autenticado pelo sangue do Cordeiro</text:span></text:p>
            <text:p text:style-name="P8"><text:span text:style-name="T3">Vou morar pra sempre juntinho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mente_20_título" presentation:presentation-page-layout-name="AL2T19">
        <office:forms form:automatic-focus="false" form:apply-design-mode="false"/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Vale pena ser fiel,</text:span><text:span text:style-name="T3"><text:line-break/></text:span><text:span text:style-name="T3">eu vou morar no céu,</text:span><text:span text:style-name="T3"><text:line-break/></text:span><text:span text:style-name="T3">eu não abro mão do céu,</text:span><text:span text:style-name="T3"><text:line-break/></text:span><text:span text:style-name="T3">meu destino é o cé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mente_20_título" presentation:presentation-page-layout-name="AL3T32">
        <draw:frame presentation:style-name="pr6" draw:text-style-name="P9" draw:layer="layout" svg:width="22.859cm" svg:height="17.437cm" svg:x="1.27cm" svg:y="0.763cm" presentation:class="subtitle" presentation:user-transformed="true">
          <draw:text-box>
            <text:p text:style-name="P8"><text:span text:style-name="T3">Deus vai me arrebatar,</text:span></text:p>
            <text:p text:style-name="P8"><text:span text:style-name="T3">com ele vou voar</text:span></text:p>
            <text:p text:style-name="P8"><text:span text:style-name="T3">Tenho um endereço novo, aqui não é o meu lugar </text:span><text:span text:style-name="T3"><text:line-break/></text:span><text:span text:style-name="T3">Tenho um endereço n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mente_20_título" presentation:presentation-page-layout-name="AL2T19"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Meu endereço é</text:span><text:span text:style-name="T3"><text:line-break/></text:span><text:span text:style-name="T3">na cidade de Deus</text:span><text:span text:style-name="T3"><text:line-break/></text:span><text:span text:style-name="T3">Em ruas de ouro eu vou caminhar, Estou imaginando a árvore da vida Em questão de tempo eu irei pra l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mente_20_título" presentation:presentation-page-layout-name="AL3T32">
        <draw:frame presentation:style-name="pr7" draw:text-style-name="P9" draw:layer="layout" svg:width="22.859cm" svg:height="17.637cm" svg:x="1.27cm" svg:y="0.763cm" presentation:class="subtitle" presentation:user-transformed="true">
          <draw:text-box>
            <text:p text:style-name="P8"><text:span text:style-name="T3">Meu endereço é</text:span></text:p>
            <text:p text:style-name="P8"><text:span text:style-name="T3">na cidade de Deus</text:span></text:p>
            <text:p text:style-name="P8"><text:span text:style-name="T3">O meu passaporte eu já conquistei Autenticado pelo sangue do Cordeiro</text:span></text:p>
            <text:p text:style-name="P8"><text:span text:style-name="T3">Vou morar pra sempre juntinho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mente_20_título" presentation:presentation-page-layout-name="AL2T19"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Santo, Santo, Santo, Santo </text:span><text:span text:style-name="T3"><text:line-break/></text:span><text:span text:style-name="T3">No céu eu vou cantar, com os anjos vou cantar no endereço novo eu só quero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omente_20_título" presentation:presentation-page-layout-name="AL3T32">
        <draw:frame presentation:style-name="pr7" draw:text-style-name="P10" draw:layer="layout" svg:width="24.6cm" svg:height="17.637cm" svg:x="0.4cm" svg:y="0.763cm" presentation:class="subtitle" presentation:user-transformed="true">
          <draw:text-box>
            <text:p text:style-name="P8"><text:span text:style-name="T3">Santo, Santo, Santo, Santo </text:span><text:span text:style-name="T3"><text:line-break/></text:span><text:span text:style-name="T3">Em glória eu vou voar, pra casa eu vou voar no endereço novo eu só quero ado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omente_20_título" presentation:presentation-page-layout-name="AL2T19"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O Rei está voltando!</text:span><text:span text:style-name="T3"><text:line-break/></text:span><text:span text:style-name="T3">O Rei está voltando!</text:span><text:span text:style-name="T3"><text:line-break/></text:span><text:span text:style-name="T3">A trombeta está soando,</text:span><text:span text:style-name="T3"><text:line-break/></text:span><text:span text:style-name="T3">o meu nome a chamar 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omente_20_título" presentation:presentation-page-layout-name="AL3T32">
        <draw:frame presentation:style-name="pr6" draw:text-style-name="P9" draw:layer="layout" svg:width="22.859cm" svg:height="17.437cm" svg:x="1.27cm" svg:y="0.763cm" presentation:class="subtitle" presentation:user-transformed="true">
          <draw:text-box>
            <text:p text:style-name="P8"><text:span text:style-name="T3">O Rei está voltando!</text:span></text:p>
            <text:p text:style-name="P8"><text:span text:style-name="T3">O Rei está voltando</text:span></text:p>
            <text:p text:style-name="P8"><text:span text:style-name="T3">Aleluia! Ele vem me busc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omente_20_título" presentation:presentation-page-layout-name="AL2T19"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Meu endereço é</text:span><text:span text:style-name="T3"><text:line-break/></text:span><text:span text:style-name="T3">na cidade de Deus</text:span><text:span text:style-name="T3"><text:line-break/></text:span><text:span text:style-name="T3">Em ruas de ouro eu vou caminhar, Estou imaginando a árvore da vida Em questão de tempo eu irei pra l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omente_20_título" presentation:presentation-page-layout-name="AL3T32">
        <draw:frame presentation:style-name="pr7" draw:text-style-name="P9" draw:layer="layout" svg:width="22.859cm" svg:height="17.637cm" svg:x="1.27cm" svg:y="0.763cm" presentation:class="subtitle" presentation:user-transformed="true">
          <draw:text-box>
            <text:p text:style-name="P8"><text:span text:style-name="T3">Meu endereço é</text:span></text:p>
            <text:p text:style-name="P8"><text:span text:style-name="T3">na cidade de Deus</text:span></text:p>
            <text:p text:style-name="P8"><text:span text:style-name="T3">O meu passaporte eu já conquistei Autenticado pelo sangue do Cordeiro</text:span></text:p>
            <text:p text:style-name="P8"><text:span text:style-name="T3">Vou morar pra sempre juntinho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omente_20_título" presentation:presentation-page-layout-name="AL2T19">
        <draw:frame draw:name="Título 3" presentation:style-name="pr4" draw:text-style-name="P7" draw:layer="layout" svg:width="23.812cm" svg:height="17.889cm" svg:x="0.794cm" svg:y="0.763cm" presentation:class="title" presentation:user-transformed="true">
          <draw:text-box>
            <text:p text:style-name="P6"><text:span text:style-name="T3">Meu endereço é</text:span><text:span text:style-name="T3"><text:line-break/></text:span><text:span text:style-name="T3">na cidade de Deus</text:span><text:span text:style-name="T3"><text:line-break/></text:span><text:span text:style-name="T3">Em ruas de ouro eu vou caminhar, Estou imaginando a árvore da vida Em questão de tempo eu irei pra l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omente_20_título" presentation:presentation-page-layout-name="AL3T32">
        <office:forms form:automatic-focus="false" form:apply-design-mode="false"/>
        <draw:frame presentation:style-name="pr7" draw:text-style-name="P9" draw:layer="layout" svg:width="22.859cm" svg:height="17.637cm" svg:x="1.27cm" svg:y="0.763cm" presentation:class="subtitle" presentation:user-transformed="true">
          <draw:text-box>
            <text:p text:style-name="P8"><text:span text:style-name="T3">Meu endereço é</text:span></text:p>
            <text:p text:style-name="P8"><text:span text:style-name="T3">na cidade de Deus</text:span></text:p>
            <text:p text:style-name="P8"><text:span text:style-name="T3">O meu passaporte eu já conquistei Autenticado pelo sangue do Cordeiro</text:span></text:p>
            <text:p text:style-name="P8"><text:span text:style-name="T3">Vou morar pra sempre juntinho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3" presentation:style-name="Mpr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m Novo Endereço</dc:title>
    <meta:initial-creator>IVANILTO</meta:initial-creator>
    <meta:editing-cycles>23</meta:editing-cycles>
    <meta:creation-date>2016-12-19T15:25:52</meta:creation-date>
    <dc:date>2017-02-12T15:41:59.066568311</dc:date>
    <meta:editing-duration>PT40M56S</meta:editing-duration>
    <meta:generator>LibreOffice/5.2.5.1$Linux_X86_64 LibreOffice_project/20m0$Build-1</meta:generator>
    <meta:document-statistic meta:object-count="9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